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752" officeooo:paragraph-rsid="000e8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write functional and non-functional requirements </text:p>
      <text:p text:style-name="P1"/>
      <text:p text:style-name="P1">categorise items like this </text:p>
      <text:p text:style-name="P1">1:interface</text:p>
      <text:p text:style-name="P1">1.1-clear interface</text:p>
      <text:p text:style-name="P1">1.2-adheres to wcag</text:p>
      <text:p text:style-name="P1"/>
      <text:p text:style-name="P1">2: user</text:p>
      <text:p text:style-name="P1">2.1</text:p>
      <text:p text:style-name="P1">2.2</text:p>
      <text:p text:style-name="P1">etc</text:p>
      <text:p text:style-name="P1"/>
      <text:p text:style-name="P1">non functional requirements- things that need to happen for the functional requirements to happen (in other words things the user doesn’t directly interact with but facilitates their interactio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3:59:45.937820600</meta:creation-date>
    <dc:date>2025-10-07T14:08:05.007934900</dc:date>
    <meta:editing-duration>PT8M20S</meta:editing-duration>
    <meta:editing-cycles>1</meta:editing-cycles>
    <meta:document-statistic meta:table-count="0" meta:image-count="0" meta:object-count="0" meta:page-count="1" meta:paragraph-count="10" meta:word-count="50" meta:character-count="343" meta:non-whitespace-character-count="301"/>
    <meta:generator>LibreOffice/25.2.3.2$Windows_X86_64 LibreOffice_project/bbb074479178df812d175f709636b368952c2ce3</meta:generator>
  </office:meta>
</office:document-meta>
</file>